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24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 Prénom étudiant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5" table:number-rows-spanned="1">
            <text:p>Le site s'affiche quand je l'ouvre sur un navigateur</text:p>
          </table:table-cell>
          <table:covered-table-cell table:number-columns-repeated="4" table:style-name="ce6"/>
          <table:table-cell table:number-columns-repeated="3"/>
        </table:table-row>
        <table:table-row table:style-name="ro3">
          <table:table-cell office:value-type="string" calcext:value-type="string" table:number-columns-spanned="5" table:number-rows-spanned="1">
            <text:p>Le site s'affiche correctement sur Firefox et Google Chrome</text:p>
          </table:table-cell>
          <table:covered-table-cell table:number-columns-repeated="4" table:style-name="ce6"/>
          <table:table-cell table:number-columns-repeated="3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</text:p>
          </table:table-cell>
          <table:covered-table-cell table:number-columns-repeated="4" table:style-name="ce6"/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Le site s'affiche correctement dans le mode responsive de Google Chrome </text:p>
            <text:p>(ctrl + maj + M)</text:p>
          </table:table-cell>
          <table:covered-table-cell table:number-columns-repeated="4" table:style-name="ce6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5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Respect de l'intégration du fichier psd / jpg</text:p>
          </table:table-cell>
          <table:covered-table-cell table:style-name="ce9"/>
          <table:covered-table-cell table:number-columns-repeated="4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Respect de la structure de dossier fournie (si non respectée → aucun point ne sera donné)</text:p>
          </table:table-cell>
          <table:covered-table-cell table:style-name="ce9"/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es fonctionnalités – X/10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Utilisation de la balise &lt;picture&gt;</text:p>
          </table:table-cell>
          <table:covered-table-cell table:style-name="ce9"/>
          <table:covered-table-cell table:number-columns-repeated="4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Ajout d'ancres au sein de la même page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Utilisation de transitions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Intégration d'une vidéo Youtube</text:p>
          </table:table-cell>
          <table:covered-table-cell table:number-columns-repeated="5"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et bonnes pratiques – X/10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Poids et dimension des images 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Bon choix de polices d'écritures</text:p>
          </table:table-cell>
          <table:covered-table-cell table:number-columns-repeated="5" table:style-name="ce6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Bonnes pratiques au niveau sélecteurs css – Bonne nomenclature de classe etc.</text:p>
          </table:table-cell>
          <table:covered-table-cell table:number-columns-repeated="5" table:style-name="ce6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Respect de la sémantique HTML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Chaque page possède son propre titre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Les images possèdent l'attribut "alt" avec une valeur si c'est pertinent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Bonus – X/5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Ancre vers une autre page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Présence d'un favicon</text:p>
          </table:table-cell>
          <table:covered-table-cell table:number-columns-repeated="5" table:style-name="ce7"/>
          <table:table-cell table:number-columns-repeated="2"/>
        </table:table-row>
        <table:table-row table:style-name="ro3">
          <table:table-cell table:style-name="ce9"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Remarques globales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9" table:number-columns-spanned="6" table:number-rows-spanned="4"/>
          <table:covered-table-cell table:number-columns-repeated="5"/>
          <table:table-cell table:number-columns-repeated="2"/>
        </table:table-row>
        <table:table-row table:style-name="ro3">
          <table:covered-table-cell table:style-name="Default"/>
          <table:covered-table-cell table:number-columns-repeated="5"/>
          <table:table-cell table:number-columns-repeated="2"/>
        </table:table-row>
        <table:table-row table:style-name="ro3">
          <table:covered-table-cell table:style-name="Default"/>
          <table:covered-table-cell table:number-columns-repeated="5"/>
          <table:table-cell table:number-columns-repeated="2"/>
        </table:table-row>
        <table:table-row table:style-name="ro3">
          <table:covered-table-cell table:style-name="Default"/>
          <table:covered-table-cell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23:31:00.1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09:27:54.752000000</meta:creation-date>
    <meta:generator>LibreOffice/6.2.5.2$Windows_X86_64 LibreOffice_project/1ec314fa52f458adc18c4f025c545a4e8b22c159</meta:generator>
    <dc:date>2020-10-16T23:40:09.316000000</dc:date>
    <meta:editing-duration>PT3H42M1S</meta:editing-duration>
    <meta:editing-cycles>14</meta:editing-cycles>
    <meta:document-statistic meta:table-count="1" meta:cell-count="27" meta:object-count="0"/>
  </office:meta>
</office:document-meta>
</file>